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.152cm" svg:stroke-color="#c5000b" draw:marker-start-width="0.659cm" draw:marker-end-width="0.659cm" draw:fill-color="#ff950e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svg:stroke-width="0cm" svg:stroke-color="#3465a4" draw:marker-start-width="0.204cm" draw:marker-end-width="0.204cm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8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24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0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45.538cm" svg:y="16.389cm">
          <draw:text-box>
            <text:p><text:span text:style-name="T5">sum: 25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5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2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23.438cm" svg:y="22.89cm">
          <draw:text-box>
            <text:p><text:span text:style-name="T5">sum: 10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5</text:span></text:p>
          </draw:text-box>
        </draw:frame>
        <draw:custom-shape draw:style-name="gr13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3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9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4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4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5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6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5</text:span></text:p>
          </draw:text-box>
        </draw:frame>
        <draw:custom-shape draw:style-name="gr13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3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3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3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3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3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3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3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9" draw:text-style-name="P9" draw:layer="layout" svg:width="3.868cm" svg:height="1.517cm" svg:x="28.652cm" svg:y="22.329cm">
          <draw:text-box>
            <text:p text:style-name="P8"><text:span text:style-name="T9">val = 5</text:span></text:p>
          </draw:text-box>
        </draw:frame>
        <draw:frame draw:style-name="gr9" draw:text-style-name="P9" draw:layer="layout" svg:width="3.868cm" svg:height="1.517cm" svg:x="50.787cm" svg:y="15.812cm">
          <draw:text-box>
            <text:p text:style-name="P8"><text:span text:style-name="T9">val = 5</text:span></text:p>
          </draw:text-box>
        </draw:frame>
        <draw:frame draw:style-name="gr9" draw:text-style-name="P9" draw:layer="layout" svg:width="3.868cm" svg:height="1.517cm" svg:x="27.412cm" svg:y="32.105cm">
          <draw:text-box>
            <text:p><text:span text:style-name="T9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9:18:44.918281751</dc:date>
    <dc:creator>elucterio </dc:creator>
    <meta:editing-duration>PT5H20M5S</meta:editing-duration>
    <meta:editing-cycles>55</meta:editing-cycles>
    <meta:generator>LibreOffice/4.2.8.2$Linux_X86_64 LibreOffice_project/420m0$Build-2</meta:generator>
    <meta:document-statistic meta:object-count="100"/>
  </office:meta>
</office:document-meta>
</file>